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rategi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A1:.A5000])" office:value-type="float" office:value="398.252" calcext:value-type="float">
            <text:p>398,2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Standardabweichung</text:p>
          </table:table-cell>
          <table:table-cell table:formula="of:=STDEV([.A1:.A5000])" office:value-type="float" office:value="124.684780766985" calcext:value-type="float">
            <text:p>124,6847807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Min</text:p>
          </table:table-cell>
          <table:table-cell table:formula="of:=MIN([.A1:.A5000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Max</text:p>
          </table:table-cell>
          <table:table-cell table:formula="of:=MAX([.A1:.A5000])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16:36:21.003018894</dc:date>
    <meta:editing-duration>PT5M2S</meta:editing-duration>
    <meta:editing-cycles>2</meta:editing-cycles>
    <meta:generator>LibreOffice/5.1.6.2$Linux_X86_64 LibreOffice_project/10m0$Build-2</meta:generator>
    <meta:document-statistic meta:table-count="1" meta:cell-count="5008" meta:object-count="0"/>
  </office:meta>
</office:document-meta>
</file>